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pple-system" svg:font-family="apple-system, system-ui, 'Segoe UI', Roboto, Oxygen, Ubuntu, Cantarell, 'Helvetica Neue', 'Apple Color Emoji', 'Segoe UI Emoji', 'Segoe UI Symbol', 'Meiryo UI', Arial, sans-serif"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965cf" officeooo:paragraph-rsid="001965cf"/>
    </style:style>
    <style:style style:name="P2" style:family="paragraph" style:parent-style-name="Standard">
      <style:text-properties officeooo:rsid="001965cf" officeooo:paragraph-rsid="001a8408"/>
    </style:style>
    <style:style style:name="P3" style:family="paragraph" style:parent-style-name="Standard">
      <style:text-properties officeooo:paragraph-rsid="001965cf"/>
    </style:style>
    <style:style style:name="P4" style:family="paragraph" style:parent-style-name="Standard">
      <style:text-properties officeooo:rsid="001a8408" officeooo:paragraph-rsid="001a8408"/>
    </style:style>
    <style:style style:name="P5" style:family="paragraph" style:parent-style-name="Standard">
      <style:text-properties officeooo:paragraph-rsid="001a8408"/>
    </style:style>
    <style:style style:name="T1" style:family="text">
      <style:text-properties officeooo:rsid="001965cf"/>
    </style:style>
    <style:style style:name="T2" style:family="text">
      <style:text-properties officeooo:rsid="001a8408"/>
    </style:style>
    <style:style style:name="T3" style:family="text">
      <style:text-properties officeooo:rsid="001bda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Welkom op de Frequently Asked Questions pagina. Op deze pagina proberen wij antwoorden te geven op vragen die vaker aan ons gesteld zijn. Mocht er geen antwoord op jouw vraag tussen zitten dan kan je natuurlijk terecht op het “hulpvragen” kanaal.</text:span></text:p>
      <text:p text:style-name="P3"/>
      <text:p text:style-name="P3"/>
      <text:p text:style-name="P3"><text:span text:style-name="T1">Dark Theme – Collega Tim heeft een dark theme aangemaakt voor </text:span><text:span text:style-name="T2">het c</text:span><text:span text:style-name="T1">hat</text:span><text:span text:style-name="T2">ten</text:span><text:span text:style-name="T1">. Tim geeft aan gebruikt te maken van een plugin genaamd "stylish". Het thema is te downloaden via onze pagina op Git Hub – </text:span><text:a xlink:type="simple" xlink:href="https://github.com/SSC-ICT-Innovatie/rijksconnect-web/blob/master/docs/RocketChat/CSS/RocketChat-DarkTheme.css" text:style-name="Internet_20_link" text:visited-style-name="Visited_20_Internet_20_Link"><text:span text:style-name="T1">https://github.com/SSC-ICT-Innovatie/rijksconnect-web/blob/master/docs/RocketChat/CSS/RocketChat-DarkTheme.css</text:span></text:a></text:p>
      <text:p text:style-name="P3"/>
      <text:p text:style-name="P3"/>
      <text:p text:style-name="P3"><text:span text:style-name="T1">Chatten op mobile devices – Het fijne is dat je deze chat overal mee naar toe kan nemen en kan gebruiken vanaf je mobiele device! </text:span><text:span text:style-name="T2">Meer hierover kan je terugvinden op deze locatie: </text:span><text:a xlink:type="simple" xlink:href="https://github.com/SSC-ICT-Innovatie/rijksconnect-web/blob/master/docs/Handleiding%20Jitsi%20Meet%20–%20Rijksconnect.pdf" text:style-name="Internet_20_link" text:visited-style-name="Visited_20_Internet_20_Link"><text:span text:style-name="T2">https://github.com/SSC-ICT-Innovatie/rijksconnect-web/blob/master/docs/Handleiding%20Jitsi%20Meet%20%E2%80%93%20Rijksconnect.pdf</text:span></text:a></text:p>
      <text:p text:style-name="P3"/>
      <text:p text:style-name="P3"/>
      <text:p text:style-name="P3"><text:span text:style-name="T2">Chat App</text:span><text:span text:style-name="T1"> </text:span><text:span text:style-name="T2">voor </text:span><text:span text:style-name="T1">iOS gebruikers: </text:span><text:a xlink:type="simple" xlink:href="https://apps.apple.com/nl/app/rocket-chat/id1148741252" text:style-name="Internet_20_link" text:visited-style-name="Visited_20_Internet_20_Link"><text:span text:style-name="T1">https://apps.apple.com/nl/app/rocket-chat/id1148741252</text:span></text:a></text:p>
      <text:p text:style-name="P2"><text:span text:style-name="T2">Chat App</text:span> <text:span text:style-name="T2">voor </text:span>Android gebruikers: <text:a xlink:type="simple" xlink:href="https://play.google.com/store/apps/details?id=chat.rocket.android&amp;hl=nl" text:style-name="Internet_20_link" text:visited-style-name="Visited_20_Internet_20_Link">https://play.google.com/store/apps/details?id=chat.rocket.android&amp;hl=nl</text:a></text:p>
      <text:p text:style-name="P1"/>
      <text:p text:style-name="P1"/>
      <text:p text:style-name="P5"><text:span text:style-name="T1">Videogesprekken op mobile devices – Ook heel gaaf is dat je videogesprekken kan voeren met je mobiele device! </text:span><text:span text:style-name="T2">Meer hierover kan je terugvinden op deze locatie: </text:span><text:a xlink:type="simple" xlink:href="https://github.com/SSC-ICT-Innovatie/rijksconnect-web/blob/master/docs/Handleiding%20Jitsi%20Meet%20–%20Rijksconnect.pdf" text:style-name="Internet_20_link" text:visited-style-name="Visited_20_Internet_20_Link"><text:span text:style-name="T1">https://github.com/SSC-ICT-Innovatie/rijksconnect-web/blob/master/docs/Handleiding%20Jitsi%20Meet%20%E2%80%93%20Rijksconnect.pdf</text:span></text:a></text:p>
      <text:p text:style-name="P3"/>
      <text:p text:style-name="P3"/>
      <text:p text:style-name="P3"><text:span text:style-name="T2">Video App voor</text:span><text:span text:style-name="T1"> iOS gebruikers: </text:span><text:a xlink:type="simple" xlink:href="https://apps.apple.com/nl/app/jitsi-meet/id1165103905" text:style-name="Internet_20_link" text:visited-style-name="Visited_20_Internet_20_Link"><text:span text:style-name="T1">https://apps.apple.com/nl/app/jitsi-meet/id1165103905</text:span></text:a></text:p>
      <text:p text:style-name="P2"><text:span text:style-name="T2">Video App voor</text:span> Android gebruikers: <text:a xlink:type="simple" xlink:href="https://play.google.com/store/apps/details?id=org.jitsi.meet&amp;hl=nl" text:style-name="Internet_20_link" text:visited-style-name="Visited_20_Internet_20_Link">https://play.google.com/store/apps/details?id=org.jitsi.meet&amp;hl=nl</text:a></text:p>
      <text:p text:style-name="P1"/>
      <text:p text:style-name="P1"/>
      <text:p text:style-name="P4">Videovergaderen vanuit de chat app dat kan, <text:span text:style-name="T3">ga binnen je kanaal naar rechtsboven en klik op de 3 bolletjes. Kies daar voor de optie “Video Chat”.</text:span></text:p>
      <text:p text:style-name="P1"/>
      <text:p text:style-name="P1"/>
      <text:p text:style-name="P5"><text:span text:style-name="T2">Secure chatten met je collega – Ook dat kan, dit kan je doen met de OTR (Off The Record) functionaliteit van het chat programma. Na activatie van de OTR functie wordt het gevoerde gesprek tussen jou en je sessiegenoot versleuteld. Hoe je een OTR sessie start en stopt kan hier terugvinden: </text:span><text:a xlink:type="simple" xlink:href="https://github.com/SSC-ICT-Innovatie/rijksconnect-web/blob/master/docs/RocketChat/Handleidingen/OTR/OTR.pdf" text:style-name="Internet_20_link" text:visited-style-name="Visited_20_Internet_20_Link"><text:span text:style-name="T2">https://github.com/SSC-ICT-Innovatie/rijksconnect-web/blob/master/docs/RocketChat/Handleidingen/OTR/OTR.pdf</text:span></text:a></text:p>
      <text:p text:style-name="P5"/>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pple-system" svg:font-family="apple-system, system-ui, 'Segoe UI', Roboto, Oxygen, Ubuntu, Cantarell, 'Helvetica Neue', 'Apple Color Emoji', 'Segoe UI Emoji', 'Segoe UI Symbol', 'Meiryo UI', Arial, sans-serif"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18T12:34:41.440424000</meta:creation-date>
    <dc:date>2020-03-18T13:12:53.201895120</dc:date>
    <meta:editing-duration>PT27M50S</meta:editing-duration>
    <meta:editing-cycles>3</meta:editing-cycles>
    <meta:generator>LibreOffice/6.4.0.3$MacOSX_X86_64 LibreOffice_project/b0a288ab3d2d4774cb44b62f04d5d28733ac6df8</meta:generator>
    <meta:document-statistic meta:table-count="0" meta:image-count="0" meta:object-count="0" meta:page-count="1" meta:paragraph-count="10" meta:word-count="236" meta:character-count="2065" meta:non-whitespace-character-count="1834"/>
  </office:meta>
</office:document-meta>
</file>